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astcomm<text:line-break/>Recommendation Syste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1">Memory based Collaberative filtering</text:p>
                <text:list>
                  <text:list-item>
                    <text:p text:style-name="P1">K nearest neighbors</text:p>
                    <text:list>
                      <text:list-item>
                        <text:p text:style-name="P1">Euclidean similarity</text:p>
                      </text:list-item>
                      <text:list-item>
                        <text:p text:style-name="P1">Cosine similarity</text:p>
                      </text:list-item>
                      <text:list-item>
                        <text:p text:style-name="P1">Pearson similarity</text:p>
                      </text:list-item>
                    </text:list>
                  </text:list-item>
                  <text:list-item>
                    <text:p text:style-name="P1">General Popularity</text:p>
                  </text:list-item>
                </text:list>
              </text:list-item>
              <text:list-item>
                <text:p text:style-name="P1">Model based Collaberative filtering</text:p>
                <text:list>
                  <text:list-item>
                    <text:p text:style-name="P1">Singular Value Decomposition</text:p>
                  </text:list-item>
                </text:list>
              </text:list-item>
              <text:list-item>
                <text:p text:style-name="P1">Content based</text:p>
                <text:list>
                  <text:list-item>
                    <text:p text:style-name="P1">K-means clus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V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Do not need te work with the whole table</text:p>
                  </text:list-item>
                  <text:list-item>
                    <text:p>After training inferencing is quick and constant</text:p>
                  </text:list-item>
                  <text:list-item>
                    <text:p>Algorithm can be implemented iteratively</text:p>
                  </text:list-item>
                  <text:list-item>
                    <text:p>Adjustable number of features</text:p>
                  </text:list-item>
                </text:list>
              </text:list-item>
              <text:list-item>
                <text:p>Disadvantages</text:p>
                <text:list>
                  <text:list-item>
                    <text:p>Training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ld start: Popularity algorithm</text:p>
              </text:list-item>
              <text:list-item>
                <text:p>Hybrid system with Content based</text:p>
                <text:list>
                  <text:list-item>
                    <text:p>K-means clust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08:14:33.717686223</meta:creation-date>
    <dc:date>2017-12-18T13:09:39.288960509</dc:date>
    <meta:editing-duration>PT3H34M22S</meta:editing-duration>
    <meta:editing-cycles>10</meta:editing-cycles>
    <meta:generator>LibreOffice/5.1.6.2$Linux_X86_64 LibreOffice_project/10m0$Build-2</meta:generator>
    <meta:document-statistic meta:object-count="33"/>
  </office:meta>
</office:document-meta>
</file>